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U" svg:font-family="FreeU"/>
    <style:font-face style:name="HanaMinA" svg:font-family="HanaMinA"/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Zen Hei Mono" svg:font-family="'WenQuanYi Zen Hei Mono'" style:font-family-generic="modern" style:font-pitch="fixed"/>
    <style:font-face style:name="FreeU1" svg:font-family="FreeU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0616cc" officeooo:paragraph-rsid="000616cc"/>
    </style:style>
    <style:style style:name="P2" style:family="paragraph" style:parent-style-name="Preformatted_20_Text" style:master-page-name="">
      <style:paragraph-properties fo:margin-left="0in" fo:margin-right="0in" fo:text-indent="0.4791in" style:auto-text-indent="false" style:page-number="auto"/>
      <style:text-properties style:font-name="FreeU1" fo:font-size="12pt" officeooo:rsid="0008422f" officeooo:paragraph-rsid="0008422f" style:font-size-asian="12pt" style:font-size-complex="12pt"/>
    </style:style>
    <style:style style:name="P3" style:family="paragraph" style:parent-style-name="Preformatted_20_Text">
      <style:paragraph-properties fo:margin-left="0in" fo:margin-right="0in" fo:text-indent="0.4791in" style:auto-text-indent="false"/>
    </style:style>
    <style:style style:name="P4" style:family="paragraph" style:parent-style-name="Preformatted_20_Text">
      <style:paragraph-properties fo:margin-left="0in" fo:margin-right="0in" fo:margin-top="0in" fo:margin-bottom="0.1965in" style:contextual-spacing="false" fo:text-indent="0.4791in" style:auto-text-indent="false"/>
    </style:style>
    <style:style style:name="P5" style:family="paragraph" style:parent-style-name="Text_20_body">
      <style:paragraph-properties fo:margin-left="0in" fo:margin-right="0in" fo:text-indent="0.4791in" style:auto-text-indent="false"/>
    </style:style>
    <style:style style:name="P6" style:family="paragraph" style:parent-style-name="Preformatted_20_Text">
      <style:text-properties officeooo:rsid="000616cc" officeooo:paragraph-rsid="000616cc"/>
    </style:style>
    <style:style style:name="P7" style:family="paragraph" style:parent-style-name="Preformatted_20_Text">
      <style:text-properties officeooo:paragraph-rsid="0008422f"/>
    </style:style>
    <style:style style:name="P8" style:family="paragraph" style:parent-style-name="Preformatted_20_Text">
      <style:text-properties style:font-name="FreeU1" fo:font-size="12pt" officeooo:rsid="0008422f" officeooo:paragraph-rsid="0008422f" style:font-size-asian="12pt" style:font-size-complex="12pt"/>
    </style:style>
    <style:style style:name="P9" style:family="paragraph" style:parent-style-name="Text_20_body">
      <style:paragraph-properties fo:margin-left="0in" fo:margin-right="0in" fo:text-indent="0in" style:auto-text-indent="false"/>
      <style:text-properties officeooo:rsid="000923c3" officeooo:paragraph-rsid="000923c3"/>
    </style:style>
    <style:style style:name="P10" style:family="paragraph" style:parent-style-name="Text_20_body">
      <style:paragraph-properties fo:margin-left="0in" fo:margin-right="0in" fo:text-indent="0in" style:auto-text-indent="false"/>
      <style:text-properties officeooo:rsid="000923c3" officeooo:paragraph-rsid="002fc58d"/>
    </style:style>
    <style:style style:name="P11" style:family="paragraph" style:parent-style-name="Text_20_body">
      <style:paragraph-properties fo:margin-left="0in" fo:margin-right="0in" fo:text-indent="0in" style:auto-text-indent="false"/>
      <style:text-properties officeooo:rsid="000923c3" officeooo:paragraph-rsid="001e0633"/>
    </style:style>
    <style:style style:name="P12" style:family="paragraph" style:parent-style-name="Text_20_body">
      <style:paragraph-properties fo:margin-left="0in" fo:margin-right="0in" fo:text-indent="0in" style:auto-text-indent="false"/>
      <style:text-properties style:font-name="FreeU1" officeooo:rsid="000a8d55" officeooo:paragraph-rsid="000a8d55"/>
    </style:style>
    <style:style style:name="P13" style:family="paragraph" style:parent-style-name="Text_20_body">
      <style:paragraph-properties fo:margin-left="0in" fo:margin-right="0in" fo:text-indent="0in" style:auto-text-indent="false"/>
      <style:text-properties style:font-name="FreeU1" officeooo:rsid="000a8d55" officeooo:paragraph-rsid="0010be7e"/>
    </style:style>
    <style:style style:name="P14" style:family="paragraph" style:parent-style-name="Text_20_body">
      <style:paragraph-properties fo:margin-left="0in" fo:margin-right="0in" fo:text-indent="0in" style:auto-text-indent="false"/>
      <style:text-properties style:font-name="FreeU1" officeooo:rsid="000c8add" officeooo:paragraph-rsid="000c8add"/>
    </style:style>
    <style:style style:name="P15" style:family="paragraph" style:parent-style-name="Text_20_body">
      <style:paragraph-properties fo:margin-left="0in" fo:margin-right="0in" fo:text-indent="0in" style:auto-text-indent="false"/>
      <style:text-properties style:font-name="FreeU1" officeooo:rsid="000c8add" officeooo:paragraph-rsid="0011a494"/>
    </style:style>
    <style:style style:name="P16" style:family="paragraph" style:parent-style-name="Text_20_body">
      <style:paragraph-properties fo:margin-left="0in" fo:margin-right="0in" fo:text-indent="0in" style:auto-text-indent="false"/>
      <style:text-properties style:font-name="FreeU1" fo:font-size="12pt" officeooo:rsid="0011a494" officeooo:paragraph-rsid="0011a494" style:font-size-asian="12pt" style:font-size-complex="12pt"/>
    </style:style>
    <style:style style:name="P17" style:family="paragraph" style:parent-style-name="Text_20_body">
      <style:paragraph-properties fo:margin-left="0in" fo:margin-right="0in" fo:text-indent="0in" style:auto-text-indent="false"/>
      <style:text-properties style:font-name="FreeU1" fo:font-size="12pt" officeooo:rsid="00282264" officeooo:paragraph-rsid="00282264" style:font-size-asian="12pt" style:font-size-complex="12pt"/>
    </style:style>
    <style:style style:name="P18" style:family="paragraph" style:parent-style-name="Text_20_body">
      <style:paragraph-properties fo:margin-left="0in" fo:margin-right="0in" fo:text-indent="0in" style:auto-text-indent="false"/>
      <style:text-properties style:font-name="FreeU1" officeooo:rsid="0014272a" officeooo:paragraph-rsid="0014272a"/>
    </style:style>
    <style:style style:name="P19" style:family="paragraph" style:parent-style-name="Text_20_body">
      <style:paragraph-properties fo:margin-left="0in" fo:margin-right="0in" fo:text-indent="0in" style:auto-text-indent="false"/>
      <style:text-properties style:font-name="DejaVu Sans Mono" fo:font-size="10pt" officeooo:rsid="000923c3" officeooo:paragraph-rsid="001e0633" style:font-size-asian="10pt" style:font-size-complex="10pt"/>
    </style:style>
    <style:style style:name="P20" style:family="paragraph" style:parent-style-name="Text_20_body">
      <style:paragraph-properties fo:margin-left="0in" fo:margin-right="0in" fo:text-indent="0in" style:auto-text-indent="false"/>
      <style:text-properties style:font-name="DejaVu Sans Mono" fo:font-size="10pt" officeooo:rsid="000923c3" officeooo:paragraph-rsid="000923c3" style:font-size-asian="10pt" style:font-size-complex="10pt"/>
    </style:style>
    <style:style style:name="P21" style:family="paragraph" style:parent-style-name="Text_20_body">
      <style:paragraph-properties fo:margin-left="0in" fo:margin-right="0in" fo:text-indent="0in" style:auto-text-indent="false"/>
      <style:text-properties style:font-name="DejaVu Sans Mono" fo:font-size="10pt" officeooo:rsid="00282264" officeooo:paragraph-rsid="00282264" style:font-size-asian="10pt" style:font-size-complex="10pt"/>
    </style:style>
    <style:style style:name="P22" style:family="paragraph" style:parent-style-name="Text_20_body">
      <style:paragraph-properties fo:margin-left="0in" fo:margin-right="0in" fo:text-indent="0in" style:auto-text-indent="false"/>
      <style:text-properties style:font-name="DejaVu Sans Mono" fo:font-size="10pt" officeooo:rsid="0030740a" officeooo:paragraph-rsid="0030740a" style:font-size-asian="10pt" style:font-size-complex="10pt"/>
    </style:style>
    <style:style style:name="P23" style:family="paragraph" style:parent-style-name="Text_20_body">
      <style:paragraph-properties fo:margin-left="0in" fo:margin-right="0in" fo:text-indent="0in" style:auto-text-indent="false"/>
      <style:text-properties style:font-name="DejaVu Sans Mono" fo:font-size="10pt" officeooo:rsid="0032da70" officeooo:paragraph-rsid="00282264" style:font-size-asian="10pt" style:font-size-complex="10pt"/>
    </style:style>
    <style:style style:name="P24" style:family="paragraph" style:parent-style-name="Text_20_body">
      <style:paragraph-properties fo:margin-left="0in" fo:margin-right="0in" fo:text-indent="0in" style:auto-text-indent="false"/>
      <style:text-properties style:font-name="DejaVu Sans Mono" fo:font-size="10pt" officeooo:rsid="0031bbe7" officeooo:paragraph-rsid="0031bbe7" style:font-size-asian="10pt" style:font-size-complex="10pt"/>
    </style:style>
    <style:style style:name="P25" style:family="paragraph" style:parent-style-name="Text_20_body">
      <style:paragraph-properties fo:margin-left="0in" fo:margin-right="0in" fo:text-indent="0in" style:auto-text-indent="false"/>
      <style:text-properties officeooo:paragraph-rsid="002f00a8"/>
    </style:style>
    <style:style style:name="P26" style:family="paragraph" style:parent-style-name="Text_20_body">
      <style:paragraph-properties fo:margin-left="0in" fo:margin-right="0in" fo:text-indent="0in" style:auto-text-indent="false"/>
      <style:text-properties officeooo:rsid="0032da70" officeooo:paragraph-rsid="001e0633"/>
    </style:style>
    <style:style style:name="P27" style:family="paragraph" style:parent-style-name="Standard">
      <style:paragraph-properties fo:margin-left="0in" fo:margin-right="0in" fo:text-indent="0in" style:auto-text-indent="false"/>
      <style:text-properties style:font-name="FreeU1" officeooo:rsid="00295e78" officeooo:paragraph-rsid="00295e78"/>
    </style:style>
    <style:style style:name="P28" style:family="paragraph" style:parent-style-name="Standard">
      <style:paragraph-properties fo:margin-left="0in" fo:margin-right="0in" fo:text-indent="0in" style:auto-text-indent="false"/>
      <style:text-properties style:font-name="FreeU1" fo:font-size="12pt" officeooo:rsid="00295e78" officeooo:paragraph-rsid="00295e78" style:font-size-asian="12pt" style:font-size-complex="12pt"/>
    </style:style>
    <style:style style:name="P29" style:family="paragraph" style:parent-style-name="Standard">
      <style:paragraph-properties fo:margin-left="0in" fo:margin-right="0in" fo:text-indent="0in" style:auto-text-indent="false"/>
      <style:text-properties style:font-name="DejaVu Sans Mono" fo:font-size="10pt" officeooo:rsid="001432e7" officeooo:paragraph-rsid="00184a47" style:font-size-asian="10pt" style:font-size-complex="10pt"/>
    </style:style>
    <style:style style:name="P30" style:family="paragraph" style:parent-style-name="Standard">
      <style:paragraph-properties fo:margin-left="0in" fo:margin-right="0in" fo:text-indent="0in" style:auto-text-indent="false"/>
      <style:text-properties style:font-name="DejaVu Sans Mono" fo:font-size="10pt" officeooo:rsid="001432e7" officeooo:paragraph-rsid="0032da70" style:font-size-asian="10pt" style:font-size-complex="10pt"/>
    </style:style>
    <style:style style:name="P31" style:family="paragraph" style:parent-style-name="Standard">
      <style:paragraph-properties fo:margin-left="0in" fo:margin-right="0in" fo:text-indent="0in" style:auto-text-indent="false"/>
      <style:text-properties style:font-name="DejaVu Sans Mono" fo:font-size="10pt" officeooo:rsid="00295e78" officeooo:paragraph-rsid="00295e78" style:font-size-asian="10pt" style:font-size-complex="10pt"/>
    </style:style>
    <style:style style:name="P32" style:family="paragraph" style:parent-style-name="Text_20_body">
      <style:paragraph-properties fo:margin-left="0in" fo:margin-right="0in" fo:text-indent="0in" style:auto-text-indent="false"/>
      <style:text-properties style:font-name="DejaVu Sans Mono" fo:font-size="10pt" officeooo:rsid="000923c3" officeooo:paragraph-rsid="00347455" style:font-size-asian="10pt" style:font-size-complex="10pt"/>
    </style:style>
    <style:style style:name="P33" style:family="paragraph" style:parent-style-name="Text_20_body">
      <style:paragraph-properties fo:margin-left="0in" fo:margin-right="0in" fo:text-indent="0in" style:auto-text-indent="false"/>
      <style:text-properties officeooo:rsid="000923c3" officeooo:paragraph-rsid="00347455"/>
    </style:style>
    <style:style style:name="P34" style:family="paragraph" style:parent-style-name="Text_20_body">
      <style:paragraph-properties fo:margin-left="0in" fo:margin-right="0in" fo:text-indent="0in" style:auto-text-indent="false"/>
      <style:text-properties officeooo:paragraph-rsid="00347455"/>
    </style:style>
    <style:style style:name="P35" style:family="paragraph" style:parent-style-name="Text_20_body">
      <style:paragraph-properties fo:margin-left="0in" fo:margin-right="0in" fo:text-indent="0in" style:auto-text-indent="false"/>
      <style:text-properties style:font-name="FreeU1" fo:font-size="12pt" officeooo:rsid="0032da70" officeooo:paragraph-rsid="00347455" style:font-size-asian="12pt" style:font-size-complex="12pt"/>
    </style:style>
    <style:style style:name="T1" style:family="text">
      <style:text-properties style:font-name="FreeU1" fo:font-size="12pt" officeooo:rsid="0008422f" style:font-size-asian="12pt" style:font-size-complex="12pt"/>
    </style:style>
    <style:style style:name="T2" style:family="text">
      <style:text-properties style:font-name="DejaVu Sans Mono" fo:font-size="10pt" style:font-size-asian="10pt" style:font-size-complex="10pt"/>
    </style:style>
    <style:style style:name="T3" style:family="text">
      <style:text-properties style:font-name="DejaVu Sans Mono" fo:font-size="10pt" officeooo:rsid="0010be7e" style:font-size-asian="10pt" style:font-size-complex="10pt"/>
    </style:style>
    <style:style style:name="T4" style:family="text">
      <style:text-properties style:font-name="DejaVu Sans Mono" fo:font-size="10pt" officeooo:rsid="0011a494" style:font-size-asian="10pt" style:font-size-complex="10pt"/>
    </style:style>
    <style:style style:name="T5" style:family="text">
      <style:text-properties style:font-name="DejaVu Sans Mono" fo:font-size="10pt" officeooo:rsid="0012d1a7" style:font-size-asian="10pt" style:font-size-complex="10pt"/>
    </style:style>
    <style:style style:name="T6" style:family="text">
      <style:text-properties style:font-name="DejaVu Sans Mono" fo:font-size="10pt" officeooo:rsid="001a1427" style:font-size-asian="10pt" style:font-size-complex="10pt"/>
    </style:style>
    <style:style style:name="T7" style:family="text">
      <style:text-properties style:font-name="DejaVu Sans Mono" fo:font-size="10pt" officeooo:rsid="00282264" style:font-size-asian="10pt" style:font-size-complex="10pt"/>
    </style:style>
    <style:style style:name="T8" style:family="text">
      <style:text-properties style:font-name="DejaVu Sans Mono" fo:font-size="10pt" officeooo:rsid="0029adf5" style:font-size-asian="10pt" style:font-size-complex="10pt"/>
    </style:style>
    <style:style style:name="T9" style:family="text">
      <style:text-properties style:font-name="DejaVu Sans Mono" fo:font-size="10pt" officeooo:rsid="002ac9f1" style:font-size-asian="10pt" style:font-size-complex="10pt"/>
    </style:style>
    <style:style style:name="T10" style:family="text">
      <style:text-properties style:font-name="DejaVu Sans Mono" fo:font-size="10pt" officeooo:rsid="002e097f" style:font-size-asian="10pt" style:font-size-complex="10pt"/>
    </style:style>
    <style:style style:name="T11" style:family="text">
      <style:text-properties style:font-name="DejaVu Sans Mono" fo:font-size="10pt" officeooo:rsid="000923c3" style:font-size-asian="10pt" style:font-size-complex="10pt"/>
    </style:style>
    <style:style style:name="T12" style:family="text">
      <style:text-properties style:font-name="DejaVu Sans Mono" fo:font-size="10pt" officeooo:rsid="002f00a8" style:font-size-asian="10pt" style:font-size-complex="10pt"/>
    </style:style>
    <style:style style:name="T13" style:family="text">
      <style:text-properties officeooo:rsid="0013d6ca"/>
    </style:style>
    <style:style style:name="T14" style:family="text">
      <style:text-properties officeooo:rsid="001a1427"/>
    </style:style>
    <style:style style:name="T15" style:family="text">
      <style:text-properties officeooo:rsid="001e0633"/>
    </style:style>
    <style:style style:name="T16" style:family="text">
      <style:text-properties officeooo:rsid="0021f2ef"/>
    </style:style>
    <style:style style:name="T17" style:family="text">
      <style:text-properties officeooo:rsid="0026ee91"/>
    </style:style>
    <style:style style:name="T18" style:family="text">
      <style:text-properties fo:font-size="10pt" officeooo:rsid="002e0989" style:font-size-asian="10pt" style:font-size-complex="10pt"/>
    </style:style>
    <style:style style:name="T19" style:family="text">
      <style:text-properties fo:font-size="10pt" officeooo:rsid="000923c3" style:font-size-asian="10pt" style:font-size-complex="10pt"/>
    </style:style>
    <style:style style:name="T20" style:family="text">
      <style:text-properties fo:font-size="10pt" officeooo:rsid="00282264" style:font-size-asian="10pt" style:font-size-complex="10pt"/>
    </style:style>
    <style:style style:name="T21" style:family="text">
      <style:text-properties officeooo:rsid="000923c3"/>
    </style:style>
    <style:style style:name="T22" style:family="text">
      <style:text-properties officeooo:rsid="0032da70"/>
    </style:style>
    <style:style style:name="T23" style:family="text">
      <style:text-properties officeooo:rsid="00347455"/>
    </style:style>
    <style:style style:name="T24" style:family="text">
      <style:text-properties fo:font-style="italic" officeooo:rsid="0035f95e" style:font-style-asian="italic" style:font-style-complex="italic"/>
    </style:style>
    <style:style style:name="T25" style:family="text">
      <style:text-properties fo:font-style="normal" officeooo:rsid="0035f95e" style:font-style-asian="normal" style:font-style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seful notes and howtos about Wreathe — Ongoing list, started 7 August 2013 (after midnight)</text:p>
      <text:p text:style-name="P1"/>
      <text:p text:style-name="P1">Copy all symlinks in symdir to symdir_output, but change them into the target files (replace them with the real linked files):</text:p>
      <text:p text:style-name="P6"><text:span text:style-name="Source_20_Text">rsync symdir/ symdir_output/ -a --copy-links -v</text:span></text:p>
      <text:p text:style-name="P6"><text:span text:style-name="Source_20_Text"/></text:p>
      <text:p text:style-name="P6"><text:span text:style-name="Source_20_Text"/></text:p>
      <text:p text:style-name="P7"><text:span text:style-name="Source_20_Text"><text:span text:style-name="T1">Clean up messy file names, recursively: </text:span></text:span><text:span text:style-name="T1">cd to the directory the files are in, then… (from: http://serverfault.com/questions/348482/how-to-remove-invalid-characters-from-filenames)</text:span></text:p>
      <text:p text:style-name="P8"/>
      <text:p text:style-name="P2"/>
      <text:p text:style-name="P3"><text:span text:style-name="Source_20_Text">find . -type f -print0 | \</text:span></text:p>
      <text:p text:style-name="P3"><text:span text:style-name="Source_20_Text">perl -n0e '$new = $_; if($new =~ s/[^[:ascii:]]/_/g) {</text:span></text:p>
      <text:p text:style-name="P3"><text:span text:style-name="Source_20_Text"><text:s text:c="2"/>print("Renaming $_ to $new\n"); rename($_, $new);</text:span></text:p>
      <text:p text:style-name="P4"><text:span text:style-name="Source_20_Text">}'</text:span></text:p>
      <text:p text:style-name="P5"><text:tab/>That would find all files with non-ascii characters and replace those characters with underscores (<text:span text:style-name="Source_20_Text">_</text:span>). Use caution though, if a file with the new name already exists, it'll overwrite it. The script can be modified to check for such a case, but I didnt put that in to keep it simple.</text:p>
      <text:p text:style-name="P5"/>
      <text:p text:style-name="P9">Mirror a website (without parent directories)…</text:p>
      <text:p text:style-name="P25"><text:span text:style-name="T21"><text:tab/></text:span><text:span text:style-name="T11">wget --mirror -p --no-parent --</text:span><text:span text:style-name="Source_20_Text"><text:span text:style-name="T19">warc-max-size=</text:span></text:span><text:span text:style-name="Source_20_Text"><text:span text:style-name="T18">500M</text:span></text:span><text:span text:style-name="T11"> --</text:span><text:span text:style-name="T6">warc-file=example</text:span><text:span text:style-name="Source_20_Text"><text:span text:style-name="T18"> </text:span></text:span><text:span text:style-name="T11">-e robots=off -</text:span><text:span text:style-name="T10">H </text:span><text:span text:style-name="T11">-</text:span><text:span text:style-name="T9">D example.com</text:span><text:span text:style-name="T11"> </text:span><text:a xlink:type="simple" xlink:href="http://www.example.com/folder/"><text:span text:style-name="T11">http://www.example.com/folder/</text:span></text:a><text:span text:style-name="T11">;</text:span></text:p>
      <text:p text:style-name="P20"/>
      <text:p text:style-name="P17">If it's being stubborn…</text:p>
      <text:p text:style-name="P21"/>
      <text:p text:style-name="P10"><text:span text:style-name="T2">wget --mirror -p --no-parent </text:span><text:span text:style-name="T7">--user-agent="Mozilla/5.0 (Windows NT 5.2; rv:2.0.1) Gecko/20100101 Firefox/4.0.1" --save-cookies=cookies.txt --load-cookies=cookies.txt --keep-session-cookies</text:span><text:span text:style-name="T2"> --</text:span><text:span text:style-name="Source_20_Text"><text:span text:style-name="T20">warc-max-size=</text:span></text:span><text:span text:style-name="Source_20_Text"><text:span text:style-name="T18">500M</text:span></text:span><text:span text:style-name="T7"> </text:span><text:span text:style-name="T2">--</text:span><text:span text:style-name="T6">warc-file=example</text:span><text:span text:style-name="T2"> -e robots=off -</text:span><text:span text:style-name="T12">H </text:span><text:span text:style-name="T2">-</text:span><text:span text:style-name="T9">D example.com</text:span><text:span text:style-name="T2"> </text:span><text:a xlink:type="simple" xlink:href="http://www.example.com/folder/"><text:span text:style-name="T2">http://www.example.com/folder/</text:span></text:a><text:span text:style-name="T2">;</text:span></text:p>
      <text:p text:style-name="P21"><text:s/></text:p>
      <text:p text:style-name="P33"><text:span text:style-name="T23">Omit other domains (</text:span><text:span text:style-name="T24">includes www. vs. non-www.</text:span><text:span text:style-name="T25">)…</text:span></text:p>
      <text:p text:style-name="P34"><text:span text:style-name="T21"><text:tab/></text:span><text:span text:style-name="T11">wget --mirror -p --no-parent --</text:span><text:span text:style-name="Source_20_Text"><text:span text:style-name="T19">warc-max-size=</text:span></text:span><text:span text:style-name="Source_20_Text"><text:span text:style-name="T18">500M</text:span></text:span><text:span text:style-name="T11"> --</text:span><text:span text:style-name="T6">warc-file=example</text:span><text:span text:style-name="Source_20_Text"><text:span text:style-name="T18"> </text:span></text:span><text:span text:style-name="T11">-e robots=off </text:span><text:a xlink:type="simple" xlink:href="http://www.example.com/folder/"><text:span text:style-name="T11">http://www.example.com/folder/</text:span></text:a><text:span text:style-name="T11">;</text:span></text:p>
      <text:p text:style-name="P32"/>
      <text:p text:style-name="P35">Mirror a webpage and its resources…</text:p>
      <text:p text:style-name="P23"/>
      <text:p text:style-name="P22">wget -E -H -k -K -p -e robots=off --warc-max-size=500M --warc-file=<text:span text:style-name="T22">example</text:span> http://<text:span text:style-name="T22">www.example</text:span>.com/<text:span text:style-name="T22">directory/page.html</text:span></text:p>
      <text:p text:style-name="P21"/>
      <text:p text:style-name="P26">Exclude some domains…</text:p>
      <text:p text:style-name="P26"/>
      <text:p text:style-name="P24"><text:soft-page-break/>--exclude-domains <text:span text:style-name="T22">example.com,example.org</text:span></text:p>
      <text:p text:style-name="P33"/>
      <text:p text:style-name="P11">Mirror a<text:span text:style-name="T15"> BBC podcast</text:span>…</text:p>
      <text:p text:style-name="P19"><text:tab/>wget -<text:span text:style-name="T16">m</text:span> -<text:span text:style-name="T17">H -l 1 </text:span>--<text:span text:style-name="T14">warc-file=podcast-rip-`date -u +%Y.%m.%d.%H.%M.%S.%N.%Z`</text:span> <text:a xlink:type="simple" xlink:href="http://www.bbc.co.uk/podcasts/series/ipm"><text:span text:style-name="T15">http://www.bbc.co.uk/podcasts/series/ipm</text:span></text:a>;</text:p>
      <text:p text:style-name="P19"/>
      <text:p text:style-name="P12">Keep KTorrent running:</text:p>
      <text:p text:style-name="P13"><text:tab/><text:span text:style-name="T2">for i in {1..1000}; do sleep </text:span><text:span text:style-name="T3">3</text:span><text:span text:style-name="T2">0; ktorrent; done</text:span></text:p>
      <text:p text:style-name="P14"/>
      <text:p text:style-name="P14">Split a large <text:span text:style-name="T13">FLAC or APE </text:span>audio file and a cue sheet into multiple tracks: </text:p>
      <text:p text:style-name="P15"><text:tab/><text:span text:style-name="T2">split2flac file.flac -cue file.cue</text:span></text:p>
      <text:p text:style-name="P16"><text:tab/>or</text:p>
      <text:p text:style-name="P15"><text:span text:style-name="T4"><text:tab/></text:span><text:span text:style-name="T2">split2flac file.</text:span><text:span text:style-name="T5">ape</text:span><text:span text:style-name="T2"> -cue file.cue</text:span></text:p>
      <text:p text:style-name="P14"><text:tab/>If it asks for an encoding: if the file's in Russian, the correct encoding is probably cp1251.</text:p>
      <text:p text:style-name="P14"/>
      <text:p text:style-name="P18">Backup a Gmail account:</text:p>
      <text:p text:style-name="P30"><text:tab/><text:span text:style-name="T22">gmvault sync -c no -d /media/MyBook/Projects/Documents/Internet/Email/gmvault/[example]/ [example]@gmail.com</text:span></text:p>
      <text:p text:style-name="P29"/>
      <text:p text:style-name="P28">Back up a wiki using dumpgenerator.py:</text:p>
      <text:p text:style-name="P31"/>
      <text:p text:style-name="P27"><text:span text:style-name="T2">python ../dumpgenerator.py --api=http://www.</text:span><text:span text:style-name="T8">example</text:span><text:span text:style-name="T2">.com/api.php --xml --image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FreeU" svg:font-family="FreeU"/>
    <style:font-face style:name="HanaMinA" svg:font-family="HanaMinA"/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Zen Hei Mono" svg:font-family="'WenQuanYi Zen Hei Mono'" style:font-family-generic="modern" style:font-pitch="fixed"/>
    <style:font-face style:name="FreeU1" svg:font-family="FreeU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FreeU" fo:font-size="12pt" fo:language="en" fo:country="GB" style:letter-kerning="true" style:font-name-asian="HanaMinA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FreeU" fo:font-size="14pt" style:font-name-asian="HanaMinA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="FreeU" style:font-name-asian="HanaMinA"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FreeU" fo:font-size="12pt" fo:font-style="italic" style:font-name-asian="HanaMinA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FreeU" style:font-name-asian="HanaMinA"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DejaVu Sans Mono" fo:font-size="10pt" style:font-name-asian="WenQuanYi Zen Hei Mono" style:font-size-asian="10pt" style:font-name-complex="Lohit Hindi2" style:font-size-complex="10pt"/>
    </style:style>
    <style:style style:name="Source_20_Text" style:display-name="Source Text" style:family="text">
      <style:text-properties style:font-name="DejaVu Sans Mono" style:font-name-asian="WenQuanYi Zen Hei Mono" style:font-name-complex="Lohit Hindi2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reathe </meta:initial-creator>
    <meta:creation-date>2013-08-07T00:25:11.236375488</meta:creation-date>
    <dc:date>2013-10-13T00:45:38.546029487</dc:date>
    <dc:creator>wreathe </dc:creator>
    <meta:editing-duration>PT2H43M30S</meta:editing-duration>
    <meta:editing-cycles>50</meta:editing-cycles>
    <meta:generator>LibreOffice/4.1.0.4$Linux_x86 LibreOffice_project/89ea49ddacd9aa532507cbf852f2bb22b1ace28</meta:generator>
    <meta:document-statistic meta:table-count="0" meta:image-count="0" meta:object-count="0" meta:page-count="2" meta:paragraph-count="33" meta:word-count="326" meta:character-count="2433" meta:non-whitespace-character-count="2148"/>
  </office:meta>
</office:document-meta>
</file>